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02mm"/>
    </style:style>
    <style:style style:name="co2" style:family="table-column">
      <style:table-column-properties fo:break-before="auto" style:column-width="45.5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19-2020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CÓDIGO DE CENTRO</text:p>
          </table:table-cell>
          <table:table-cell table:style-name="ce1" office:value-type="string" calcext:value-type="string">
            <text:p>CUANTÍA DE LAS BECAS</text:p>
          </table:table-cell>
        </table:table-row>
        <table:table-row table:style-name="ro1">
          <table:table-cell office:value-type="string" calcext:value-type="string">
            <text:p>2800040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040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040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040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040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047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047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047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047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047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047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047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047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047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047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047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049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049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049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049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049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049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090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090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090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090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090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090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01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01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01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01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01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01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01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01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01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01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01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01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01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01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01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01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03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03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03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03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03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03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03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03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03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03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046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28001046</text:p>
          </table:table-cell>
          <table:table-cell office:value-type="float" office:value="2517.5" calcext:value-type="float">
            <text:p>2517,5</text:p>
          </table:table-cell>
        </table:table-row>
        <table:table-row table:style-name="ro1">
          <table:table-cell office:value-type="string" calcext:value-type="string">
            <text:p>28001046</text:p>
          </table:table-cell>
          <table:table-cell office:value-type="float" office:value="2782.5" calcext:value-type="float">
            <text:p>2782,5</text:p>
          </table:table-cell>
        </table:table-row>
        <table:table-row table:style-name="ro1">
          <table:table-cell office:value-type="string" calcext:value-type="string">
            <text:p>28001046</text:p>
          </table:table-cell>
          <table:table-cell office:value-type="float" office:value="2782.5" calcext:value-type="float">
            <text:p>2782,5</text:p>
          </table:table-cell>
        </table:table-row>
        <table:table-row table:style-name="ro1">
          <table:table-cell office:value-type="string" calcext:value-type="string">
            <text:p>28001046</text:p>
          </table:table-cell>
          <table:table-cell office:value-type="float" office:value="2782.5" calcext:value-type="float">
            <text:p>2782,5</text:p>
          </table:table-cell>
        </table:table-row>
        <table:table-row table:style-name="ro1">
          <table:table-cell office:value-type="string" calcext:value-type="string">
            <text:p>28001046</text:p>
          </table:table-cell>
          <table:table-cell office:value-type="float" office:value="2782.5" calcext:value-type="float">
            <text:p>2782,5</text:p>
          </table:table-cell>
        </table:table-row>
        <table:table-row table:style-name="ro1">
          <table:table-cell office:value-type="string" calcext:value-type="string">
            <text:p>28001046</text:p>
          </table:table-cell>
          <table:table-cell office:value-type="float" office:value="2782.5" calcext:value-type="float">
            <text:p>2782,5</text:p>
          </table:table-cell>
        </table:table-row>
        <table:table-row table:style-name="ro1">
          <table:table-cell office:value-type="string" calcext:value-type="string">
            <text:p>28001046</text:p>
          </table:table-cell>
          <table:table-cell office:value-type="float" office:value="2782.5" calcext:value-type="float">
            <text:p>2782,5</text:p>
          </table:table-cell>
        </table:table-row>
        <table:table-row table:style-name="ro1">
          <table:table-cell office:value-type="string" calcext:value-type="string">
            <text:p>28001046</text:p>
          </table:table-cell>
          <table:table-cell office:value-type="float" office:value="2782.5" calcext:value-type="float">
            <text:p>2782,5</text:p>
          </table:table-cell>
        </table:table-row>
        <table:table-row table:style-name="ro1">
          <table:table-cell office:value-type="string" calcext:value-type="string">
            <text:p>28001046</text:p>
          </table:table-cell>
          <table:table-cell office:value-type="float" office:value="2782.5" calcext:value-type="float">
            <text:p>2782,5</text:p>
          </table:table-cell>
        </table:table-row>
        <table:table-row table:style-name="ro1">
          <table:table-cell office:value-type="string" calcext:value-type="string">
            <text:p>28001046</text:p>
          </table:table-cell>
          <table:table-cell office:value-type="float" office:value="2782.5" calcext:value-type="float">
            <text:p>2782,5</text:p>
          </table:table-cell>
        </table:table-row>
        <table:table-row table:style-name="ro1">
          <table:table-cell office:value-type="string" calcext:value-type="string">
            <text:p>2800156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56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56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56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56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56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56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56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56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56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185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25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2800325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2800325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2800325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2800325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2800325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2800325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2800325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2800325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2800325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2800325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2800325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2800325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2800325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2800325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2800325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2800325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2800325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2800325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2800325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2800325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2800325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2800325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2800325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2800325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2800325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2800325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2800325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2800325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28003262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string" calcext:value-type="string">
            <text:p>28003262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string" calcext:value-type="string">
            <text:p>28003262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28003262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28003262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28003262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28003262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28003262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28003262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28003262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28003262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28003262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28003262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28003262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28003262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28003262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28003262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28003262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28003262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28003262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28003262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28003262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28003262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28003262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28003262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2800341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41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41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41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41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41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41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41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41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41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41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41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41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41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41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41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41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41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41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41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67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67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67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67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67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67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67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67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67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67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67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67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67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67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67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67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67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367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2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2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2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2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2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3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3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3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3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3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3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3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3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1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39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39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39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39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39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395</text:p>
          </table:table-cell>
          <table:table-cell office:value-type="float" office:value="408.62" calcext:value-type="float">
            <text:p>408,62</text:p>
          </table:table-cell>
        </table:table-row>
        <table:table-row table:style-name="ro1">
          <table:table-cell office:value-type="string" calcext:value-type="string">
            <text:p>28007395</text:p>
          </table:table-cell>
          <table:table-cell office:value-type="float" office:value="408.62" calcext:value-type="float">
            <text:p>408,62</text:p>
          </table:table-cell>
        </table:table-row>
        <table:table-row table:style-name="ro1">
          <table:table-cell office:value-type="string" calcext:value-type="string">
            <text:p>2800782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82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917</text:p>
          </table:table-cell>
          <table:table-cell office:value-type="float" office:value="2402.3" calcext:value-type="float">
            <text:p>2402,3</text:p>
          </table:table-cell>
        </table:table-row>
        <table:table-row table:style-name="ro1">
          <table:table-cell office:value-type="string" calcext:value-type="string">
            <text:p>28007917</text:p>
          </table:table-cell>
          <table:table-cell office:value-type="float" office:value="2404.3" calcext:value-type="float">
            <text:p>2404,3</text:p>
          </table:table-cell>
        </table:table-row>
        <table:table-row table:style-name="ro1">
          <table:table-cell office:value-type="string" calcext:value-type="string">
            <text:p>28007917</text:p>
          </table:table-cell>
          <table:table-cell office:value-type="float" office:value="2404.3" calcext:value-type="float">
            <text:p>2404,3</text:p>
          </table:table-cell>
        </table:table-row>
        <table:table-row table:style-name="ro1">
          <table:table-cell office:value-type="string" calcext:value-type="string">
            <text:p>28007917</text:p>
          </table:table-cell>
          <table:table-cell office:value-type="float" office:value="2404.3" calcext:value-type="float">
            <text:p>2404,3</text:p>
          </table:table-cell>
        </table:table-row>
        <table:table-row table:style-name="ro1">
          <table:table-cell office:value-type="string" calcext:value-type="string">
            <text:p>28007917</text:p>
          </table:table-cell>
          <table:table-cell office:value-type="float" office:value="2404.3" calcext:value-type="float">
            <text:p>2404,3</text:p>
          </table:table-cell>
        </table:table-row>
        <table:table-row table:style-name="ro1">
          <table:table-cell office:value-type="string" calcext:value-type="string">
            <text:p>28007917</text:p>
          </table:table-cell>
          <table:table-cell office:value-type="float" office:value="2404.3" calcext:value-type="float">
            <text:p>2404,3</text:p>
          </table:table-cell>
        </table:table-row>
        <table:table-row table:style-name="ro1">
          <table:table-cell office:value-type="string" calcext:value-type="string">
            <text:p>28007917</text:p>
          </table:table-cell>
          <table:table-cell office:value-type="float" office:value="2404.3" calcext:value-type="float">
            <text:p>2404,3</text:p>
          </table:table-cell>
        </table:table-row>
        <table:table-row table:style-name="ro1">
          <table:table-cell office:value-type="string" calcext:value-type="string">
            <text:p>28007917</text:p>
          </table:table-cell>
          <table:table-cell office:value-type="float" office:value="2404.3" calcext:value-type="float">
            <text:p>2404,3</text:p>
          </table:table-cell>
        </table:table-row>
        <table:table-row table:style-name="ro1">
          <table:table-cell office:value-type="string" calcext:value-type="string">
            <text:p>28007917</text:p>
          </table:table-cell>
          <table:table-cell office:value-type="float" office:value="2404.3" calcext:value-type="float">
            <text:p>2404,3</text:p>
          </table:table-cell>
        </table:table-row>
        <table:table-row table:style-name="ro1">
          <table:table-cell office:value-type="string" calcext:value-type="string">
            <text:p>28007917</text:p>
          </table:table-cell>
          <table:table-cell office:value-type="float" office:value="2404.3" calcext:value-type="float">
            <text:p>2404,3</text:p>
          </table:table-cell>
        </table:table-row>
        <table:table-row table:style-name="ro1">
          <table:table-cell office:value-type="string" calcext:value-type="string">
            <text:p>28007917</text:p>
          </table:table-cell>
          <table:table-cell office:value-type="float" office:value="2404.3" calcext:value-type="float">
            <text:p>2404,3</text:p>
          </table:table-cell>
        </table:table-row>
        <table:table-row table:style-name="ro1">
          <table:table-cell office:value-type="string" calcext:value-type="string">
            <text:p>28007917</text:p>
          </table:table-cell>
          <table:table-cell office:value-type="float" office:value="2404.3" calcext:value-type="float">
            <text:p>2404,3</text:p>
          </table:table-cell>
        </table:table-row>
        <table:table-row table:style-name="ro1">
          <table:table-cell office:value-type="string" calcext:value-type="string">
            <text:p>28007917</text:p>
          </table:table-cell>
          <table:table-cell office:value-type="float" office:value="2404.3" calcext:value-type="float">
            <text:p>2404,3</text:p>
          </table:table-cell>
        </table:table-row>
        <table:table-row table:style-name="ro1">
          <table:table-cell office:value-type="string" calcext:value-type="string">
            <text:p>28007917</text:p>
          </table:table-cell>
          <table:table-cell office:value-type="float" office:value="2404.3" calcext:value-type="float">
            <text:p>2404,3</text:p>
          </table:table-cell>
        </table:table-row>
        <table:table-row table:style-name="ro1">
          <table:table-cell office:value-type="string" calcext:value-type="string">
            <text:p>28007917</text:p>
          </table:table-cell>
          <table:table-cell office:value-type="float" office:value="2404.3" calcext:value-type="float">
            <text:p>2404,3</text:p>
          </table:table-cell>
        </table:table-row>
        <table:table-row table:style-name="ro1">
          <table:table-cell office:value-type="string" calcext:value-type="string">
            <text:p>28007917</text:p>
          </table:table-cell>
          <table:table-cell office:value-type="float" office:value="2404.3" calcext:value-type="float">
            <text:p>2404,3</text:p>
          </table:table-cell>
        </table:table-row>
        <table:table-row table:style-name="ro1">
          <table:table-cell office:value-type="string" calcext:value-type="string">
            <text:p>28007917</text:p>
          </table:table-cell>
          <table:table-cell office:value-type="float" office:value="2404.3" calcext:value-type="float">
            <text:p>2404,3</text:p>
          </table:table-cell>
        </table:table-row>
        <table:table-row table:style-name="ro1">
          <table:table-cell office:value-type="string" calcext:value-type="string">
            <text:p>2800791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9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9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9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79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10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10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10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10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10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10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10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10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223</text:p>
          </table:table-cell>
          <table:table-cell office:value-type="float" office:value="2960" calcext:value-type="float">
            <text:p>2960</text:p>
          </table:table-cell>
        </table:table-row>
        <table:table-row table:style-name="ro1">
          <table:table-cell office:value-type="string" calcext:value-type="string">
            <text:p>28008223</text:p>
          </table:table-cell>
          <table:table-cell office:value-type="float" office:value="2960" calcext:value-type="float">
            <text:p>2960</text:p>
          </table:table-cell>
        </table:table-row>
        <table:table-row table:style-name="ro1">
          <table:table-cell office:value-type="string" calcext:value-type="string">
            <text:p>2800840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40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40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40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40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40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40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40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40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40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40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40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51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51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51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51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51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51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51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51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51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7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7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7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7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7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7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7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7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7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7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7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7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7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87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03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03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03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03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03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03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03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03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03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03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03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03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03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03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03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03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03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03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291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string" calcext:value-type="string">
            <text:p>280092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2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2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2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2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2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2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2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2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2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2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2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2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2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2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2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2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2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44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44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44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44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44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44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44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44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44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44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44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44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44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44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44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44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44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44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44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44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44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44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44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44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52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52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52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52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52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52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52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52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549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string" calcext:value-type="string">
            <text:p>2800954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54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54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54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54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54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54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64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64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64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7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7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7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7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097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490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string" calcext:value-type="string">
            <text:p>28011490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string" calcext:value-type="string">
            <text:p>28011490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string" calcext:value-type="string">
            <text:p>2801154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54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54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63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63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63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63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63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63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63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647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string" calcext:value-type="string">
            <text:p>28011647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string" calcext:value-type="string">
            <text:p>28011647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string" calcext:value-type="string">
            <text:p>28011647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string" calcext:value-type="string">
            <text:p>28011647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string" calcext:value-type="string">
            <text:p>28011647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string" calcext:value-type="string">
            <text:p>28011647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string" calcext:value-type="string">
            <text:p>28011647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string" calcext:value-type="string">
            <text:p>28011647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string" calcext:value-type="string">
            <text:p>28011647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string" calcext:value-type="string">
            <text:p>28011647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string" calcext:value-type="string">
            <text:p>28011647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string" calcext:value-type="string">
            <text:p>28011647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string" calcext:value-type="string">
            <text:p>2801172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72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72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72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91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91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91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91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91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91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91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91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91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91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91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91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91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91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91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91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94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94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94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194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203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235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235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235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264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2801264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2801264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2801264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2801264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2801264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2801264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2801264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2801264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2801264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2801264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2801264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2801264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2801264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2801264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2801264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2801264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2801264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2801264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2801264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2801264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2801264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2801264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2801264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2801264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2801264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2801264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2801264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2801264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2801264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2801264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280127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27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27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27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27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27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27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290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290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290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290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2949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string" calcext:value-type="string">
            <text:p>28012949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string" calcext:value-type="string">
            <text:p>28012949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string" calcext:value-type="string">
            <text:p>28012949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string" calcext:value-type="string">
            <text:p>28012949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string" calcext:value-type="string">
            <text:p>28012949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string" calcext:value-type="string">
            <text:p>28012949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string" calcext:value-type="string">
            <text:p>28012949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string" calcext:value-type="string">
            <text:p>28012949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string" calcext:value-type="string">
            <text:p>28012949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string" calcext:value-type="string">
            <text:p>28013036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28013036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28013036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28013036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28013036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28013036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28013036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28013036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28013036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28013036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28013036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28013036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28013036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28013036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2801305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05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05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1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1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1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1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1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1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1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1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1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1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1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1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1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1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1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1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1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1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25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25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25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25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28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2801328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2801328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2801328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2801328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2801328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2801328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2801328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2801328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28013395</text:p>
          </table:table-cell>
          <table:table-cell office:value-type="float" office:value="2925" calcext:value-type="float">
            <text:p>2925</text:p>
          </table:table-cell>
        </table:table-row>
        <table:table-row table:style-name="ro1">
          <table:table-cell office:value-type="string" calcext:value-type="string">
            <text:p>2801339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39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39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39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39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50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50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50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50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50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50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56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56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56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56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56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56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56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56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60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60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60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60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60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60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60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60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723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2801372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72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72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72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72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72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77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77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77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77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77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77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77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77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77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77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77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78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78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78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8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8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8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8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8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8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8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8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8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8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8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8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8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8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83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83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851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string" calcext:value-type="string">
            <text:p>28013851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string" calcext:value-type="string">
            <text:p>28013851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string" calcext:value-type="string">
            <text:p>28013851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string" calcext:value-type="string">
            <text:p>28013851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string" calcext:value-type="string">
            <text:p>28013851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string" calcext:value-type="string">
            <text:p>280139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39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1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1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1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1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1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1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1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1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1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1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1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1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1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1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1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363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8014417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28014417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28014417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28014417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28014417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2801457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57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57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57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57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57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57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57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57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57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57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57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57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68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68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68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68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68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68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91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91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91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91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91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91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91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95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95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95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95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95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95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95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95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95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95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495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03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03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03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14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14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14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14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14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14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14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14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14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14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14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14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14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14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14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14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14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14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14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14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14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14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14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14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56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56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56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56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56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56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65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65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65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65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65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65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65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65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65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65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65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65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65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65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65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65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65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65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65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65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9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9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9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9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9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9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9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9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98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98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98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98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98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598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625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6645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string" calcext:value-type="string">
            <text:p>28016645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string" calcext:value-type="string">
            <text:p>28016645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string" calcext:value-type="string">
            <text:p>28016645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string" calcext:value-type="string">
            <text:p>28016645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string" calcext:value-type="string">
            <text:p>28016645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string" calcext:value-type="string">
            <text:p>28016645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string" calcext:value-type="string">
            <text:p>28016645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string" calcext:value-type="string">
            <text:p>2801669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927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927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927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927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927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927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927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927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927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927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927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927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927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976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976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976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976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982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1982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007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007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010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010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010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010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010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010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010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010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015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015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015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015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015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015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015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015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015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015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015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015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015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042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042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042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042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042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042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042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042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171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171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171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19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19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19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19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3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3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3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3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3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3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3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3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3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3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3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3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3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3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3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3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3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3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3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0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12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12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12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315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string" calcext:value-type="string">
            <text:p>28023315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string" calcext:value-type="string">
            <text:p>28023315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string" calcext:value-type="string">
            <text:p>28023315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string" calcext:value-type="string">
            <text:p>28023315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string" calcext:value-type="string">
            <text:p>28023315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string" calcext:value-type="string">
            <text:p>28023315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string" calcext:value-type="string">
            <text:p>2802369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69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69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69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69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69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69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69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716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string" calcext:value-type="string">
            <text:p>28023716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string" calcext:value-type="string">
            <text:p>28023716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string" calcext:value-type="string">
            <text:p>28023716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string" calcext:value-type="string">
            <text:p>28023716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string" calcext:value-type="string">
            <text:p>28023716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string" calcext:value-type="string">
            <text:p>28023716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string" calcext:value-type="string">
            <text:p>28023716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string" calcext:value-type="string">
            <text:p>28023716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string" calcext:value-type="string">
            <text:p>28023716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string" calcext:value-type="string">
            <text:p>28023716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string" calcext:value-type="string">
            <text:p>28023716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string" calcext:value-type="string">
            <text:p>28023716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string" calcext:value-type="string">
            <text:p>28023716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string" calcext:value-type="string">
            <text:p>2802383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83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83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83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83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83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83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83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83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93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93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93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93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93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94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94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94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98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98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98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98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98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398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418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4381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28024381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28024381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28024381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28024381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28024381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28024381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28024381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28024381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28024381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28024381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28024381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28024381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28024381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28024381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28024381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28024381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28024381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28024381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28024381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28024381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28024381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28024381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28024381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28024381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28024381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280243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43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43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43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43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43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43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43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4812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string" calcext:value-type="string">
            <text:p>28024812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string" calcext:value-type="string">
            <text:p>28024812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string" calcext:value-type="string">
            <text:p>28024812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string" calcext:value-type="string">
            <text:p>28024812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string" calcext:value-type="string">
            <text:p>28024812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string" calcext:value-type="string">
            <text:p>28024812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string" calcext:value-type="string">
            <text:p>28024812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string" calcext:value-type="string">
            <text:p>28024812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string" calcext:value-type="string">
            <text:p>28024812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string" calcext:value-type="string">
            <text:p>28024812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string" calcext:value-type="string">
            <text:p>28024812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string" calcext:value-type="string">
            <text:p>28024812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string" calcext:value-type="string">
            <text:p>28024812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string" calcext:value-type="string">
            <text:p>28024812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string" calcext:value-type="string">
            <text:p>28024812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string" calcext:value-type="string">
            <text:p>28024812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string" calcext:value-type="string">
            <text:p>28024812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string" calcext:value-type="string">
            <text:p>2802489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489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489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489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489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498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498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498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498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498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49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49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49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49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49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5348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28025348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28025348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28025348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28025348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28025348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28025348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28025348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28025348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28025348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string" calcext:value-type="string">
            <text:p>2802536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536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536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536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536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536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536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569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569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569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569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569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569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569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569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569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569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569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569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569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569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569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569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569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569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569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569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6183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2802618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8659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28028659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28028659</text:p>
          </table:table-cell>
          <table:table-cell office:value-type="float" office:value="997.5" calcext:value-type="float">
            <text:p>997,5</text:p>
          </table:table-cell>
        </table:table-row>
        <table:table-row table:style-name="ro1">
          <table:table-cell office:value-type="string" calcext:value-type="string">
            <text:p>2802944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944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957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957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957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957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957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957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957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957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957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957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2957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3005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3005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3005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3263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3263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3263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3263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3263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3263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3263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3263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3263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3263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3263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3263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3411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3411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3411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3411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3411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3411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3499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3499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3499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3499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3645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3858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3858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3858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3858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38598</text:p>
          </table:table-cell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string" calcext:value-type="string">
            <text:p>28038598</text:p>
          </table:table-cell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string" calcext:value-type="string">
            <text:p>28038598</text:p>
          </table:table-cell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string" calcext:value-type="string">
            <text:p>28038598</text:p>
          </table:table-cell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string" calcext:value-type="string">
            <text:p>28038598</text:p>
          </table:table-cell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string" calcext:value-type="string">
            <text:p>28038598</text:p>
          </table:table-cell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string" calcext:value-type="string">
            <text:p>28038598</text:p>
          </table:table-cell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string" calcext:value-type="string">
            <text:p>2803926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051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051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051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051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051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051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052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052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052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052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052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052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052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052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055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055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055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055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055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055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055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055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055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055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055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055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119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119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1536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string" calcext:value-type="string">
            <text:p>28041536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string" calcext:value-type="string">
            <text:p>28041536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string" calcext:value-type="string">
            <text:p>28041536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string" calcext:value-type="string">
            <text:p>28041536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string" calcext:value-type="string">
            <text:p>28041536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string" calcext:value-type="string">
            <text:p>28041536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string" calcext:value-type="string">
            <text:p>28041536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string" calcext:value-type="string">
            <text:p>28041536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string" calcext:value-type="string">
            <text:p>28041536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string" calcext:value-type="string">
            <text:p>28041536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string" calcext:value-type="string">
            <text:p>28041536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string" calcext:value-type="string">
            <text:p>28041536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string" calcext:value-type="string">
            <text:p>28041536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string" calcext:value-type="string">
            <text:p>28041536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string" calcext:value-type="string">
            <text:p>28041536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string" calcext:value-type="string">
            <text:p>28041536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string" calcext:value-type="string">
            <text:p>28041536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string" calcext:value-type="string">
            <text:p>28041536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string" calcext:value-type="string">
            <text:p>28041536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string" calcext:value-type="string">
            <text:p>28041536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string" calcext:value-type="string">
            <text:p>28042498</text:p>
          </table:table-cell>
          <table:table-cell office:value-type="float" office:value="2314.14" calcext:value-type="float">
            <text:p>2314,14</text:p>
          </table:table-cell>
        </table:table-row>
        <table:table-row table:style-name="ro1">
          <table:table-cell office:value-type="string" calcext:value-type="string">
            <text:p>28042498</text:p>
          </table:table-cell>
          <table:table-cell office:value-type="float" office:value="2328.28" calcext:value-type="float">
            <text:p>2328,28</text:p>
          </table:table-cell>
        </table:table-row>
        <table:table-row table:style-name="ro1">
          <table:table-cell office:value-type="string" calcext:value-type="string">
            <text:p>28042498</text:p>
          </table:table-cell>
          <table:table-cell office:value-type="float" office:value="2328.28" calcext:value-type="float">
            <text:p>2328,28</text:p>
          </table:table-cell>
        </table:table-row>
        <table:table-row table:style-name="ro1">
          <table:table-cell office:value-type="string" calcext:value-type="string">
            <text:p>28042498</text:p>
          </table:table-cell>
          <table:table-cell office:value-type="float" office:value="2328.28" calcext:value-type="float">
            <text:p>2328,28</text:p>
          </table:table-cell>
        </table:table-row>
        <table:table-row table:style-name="ro1">
          <table:table-cell office:value-type="string" calcext:value-type="string">
            <text:p>28042498</text:p>
          </table:table-cell>
          <table:table-cell office:value-type="float" office:value="2328.28" calcext:value-type="float">
            <text:p>2328,28</text:p>
          </table:table-cell>
        </table:table-row>
        <table:table-row table:style-name="ro1">
          <table:table-cell office:value-type="string" calcext:value-type="string">
            <text:p>28042498</text:p>
          </table:table-cell>
          <table:table-cell office:value-type="float" office:value="2328.28" calcext:value-type="float">
            <text:p>2328,28</text:p>
          </table:table-cell>
        </table:table-row>
        <table:table-row table:style-name="ro1">
          <table:table-cell office:value-type="string" calcext:value-type="string">
            <text:p>28042498</text:p>
          </table:table-cell>
          <table:table-cell office:value-type="float" office:value="2328.28" calcext:value-type="float">
            <text:p>2328,28</text:p>
          </table:table-cell>
        </table:table-row>
        <table:table-row table:style-name="ro1">
          <table:table-cell office:value-type="string" calcext:value-type="string">
            <text:p>28042498</text:p>
          </table:table-cell>
          <table:table-cell office:value-type="float" office:value="2328.28" calcext:value-type="float">
            <text:p>2328,28</text:p>
          </table:table-cell>
        </table:table-row>
        <table:table-row table:style-name="ro1">
          <table:table-cell office:value-type="string" calcext:value-type="string">
            <text:p>28042498</text:p>
          </table:table-cell>
          <table:table-cell office:value-type="float" office:value="2328.28" calcext:value-type="float">
            <text:p>2328,28</text:p>
          </table:table-cell>
        </table:table-row>
        <table:table-row table:style-name="ro1">
          <table:table-cell office:value-type="string" calcext:value-type="string">
            <text:p>28042498</text:p>
          </table:table-cell>
          <table:table-cell office:value-type="float" office:value="2328.28" calcext:value-type="float">
            <text:p>2328,28</text:p>
          </table:table-cell>
        </table:table-row>
        <table:table-row table:style-name="ro1">
          <table:table-cell office:value-type="string" calcext:value-type="string">
            <text:p>28042498</text:p>
          </table:table-cell>
          <table:table-cell office:value-type="float" office:value="2328.28" calcext:value-type="float">
            <text:p>2328,28</text:p>
          </table:table-cell>
        </table:table-row>
        <table:table-row table:style-name="ro1">
          <table:table-cell office:value-type="string" calcext:value-type="string">
            <text:p>28042498</text:p>
          </table:table-cell>
          <table:table-cell office:value-type="float" office:value="2328.28" calcext:value-type="float">
            <text:p>2328,28</text:p>
          </table:table-cell>
        </table:table-row>
        <table:table-row table:style-name="ro1">
          <table:table-cell office:value-type="string" calcext:value-type="string">
            <text:p>28042498</text:p>
          </table:table-cell>
          <table:table-cell office:value-type="float" office:value="2328.28" calcext:value-type="float">
            <text:p>2328,28</text:p>
          </table:table-cell>
        </table:table-row>
        <table:table-row table:style-name="ro1">
          <table:table-cell office:value-type="string" calcext:value-type="string">
            <text:p>28042498</text:p>
          </table:table-cell>
          <table:table-cell office:value-type="float" office:value="2328.28" calcext:value-type="float">
            <text:p>2328,28</text:p>
          </table:table-cell>
        </table:table-row>
        <table:table-row table:style-name="ro1">
          <table:table-cell office:value-type="string" calcext:value-type="string">
            <text:p>28042498</text:p>
          </table:table-cell>
          <table:table-cell office:value-type="float" office:value="2328.28" calcext:value-type="float">
            <text:p>2328,28</text:p>
          </table:table-cell>
        </table:table-row>
        <table:table-row table:style-name="ro1">
          <table:table-cell office:value-type="string" calcext:value-type="string">
            <text:p>28042498</text:p>
          </table:table-cell>
          <table:table-cell office:value-type="float" office:value="2328.28" calcext:value-type="float">
            <text:p>2328,28</text:p>
          </table:table-cell>
        </table:table-row>
        <table:table-row table:style-name="ro1">
          <table:table-cell office:value-type="string" calcext:value-type="string">
            <text:p>28042498</text:p>
          </table:table-cell>
          <table:table-cell office:value-type="float" office:value="2328.28" calcext:value-type="float">
            <text:p>2328,28</text:p>
          </table:table-cell>
        </table:table-row>
        <table:table-row table:style-name="ro1">
          <table:table-cell office:value-type="string" calcext:value-type="string">
            <text:p>28042498</text:p>
          </table:table-cell>
          <table:table-cell office:value-type="float" office:value="2328.28" calcext:value-type="float">
            <text:p>2328,28</text:p>
          </table:table-cell>
        </table:table-row>
        <table:table-row table:style-name="ro1">
          <table:table-cell office:value-type="string" calcext:value-type="string">
            <text:p>28042498</text:p>
          </table:table-cell>
          <table:table-cell office:value-type="float" office:value="2328.28" calcext:value-type="float">
            <text:p>2328,28</text:p>
          </table:table-cell>
        </table:table-row>
        <table:table-row table:style-name="ro1">
          <table:table-cell office:value-type="string" calcext:value-type="string">
            <text:p>28042498</text:p>
          </table:table-cell>
          <table:table-cell office:value-type="float" office:value="2328.28" calcext:value-type="float">
            <text:p>2328,28</text:p>
          </table:table-cell>
        </table:table-row>
        <table:table-row table:style-name="ro1">
          <table:table-cell office:value-type="string" calcext:value-type="string">
            <text:p>28042498</text:p>
          </table:table-cell>
          <table:table-cell office:value-type="float" office:value="2328.28" calcext:value-type="float">
            <text:p>2328,28</text:p>
          </table:table-cell>
        </table:table-row>
        <table:table-row table:style-name="ro1">
          <table:table-cell office:value-type="string" calcext:value-type="string">
            <text:p>28042498</text:p>
          </table:table-cell>
          <table:table-cell office:value-type="float" office:value="2328.28" calcext:value-type="float">
            <text:p>2328,28</text:p>
          </table:table-cell>
        </table:table-row>
        <table:table-row table:style-name="ro1">
          <table:table-cell office:value-type="string" calcext:value-type="string">
            <text:p>28042498</text:p>
          </table:table-cell>
          <table:table-cell office:value-type="float" office:value="2328.28" calcext:value-type="float">
            <text:p>2328,28</text:p>
          </table:table-cell>
        </table:table-row>
        <table:table-row table:style-name="ro1">
          <table:table-cell office:value-type="string" calcext:value-type="string">
            <text:p>280431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31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31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31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319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55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55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55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55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55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55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55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55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55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55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55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55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55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55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55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55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55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55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55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55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55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55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55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55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55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556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65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65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65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65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65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65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65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65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65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65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65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65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65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65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65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65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65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65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65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65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688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688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688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688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4688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50173</text:p>
          </table:table-cell>
          <table:table-cell office:value-type="float" office:value="2745" calcext:value-type="float">
            <text:p>2745</text:p>
          </table:table-cell>
        </table:table-row>
        <table:table-row table:style-name="ro1">
          <table:table-cell office:value-type="string" calcext:value-type="string">
            <text:p>28050173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string" calcext:value-type="string">
            <text:p>28050173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string" calcext:value-type="string">
            <text:p>28050173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string" calcext:value-type="string">
            <text:p>28050173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string" calcext:value-type="string">
            <text:p>28050173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string" calcext:value-type="string">
            <text:p>28050173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string" calcext:value-type="string">
            <text:p>28050173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string" calcext:value-type="string">
            <text:p>28050173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string" calcext:value-type="string">
            <text:p>2805688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5688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5688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5688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5688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5688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5688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5688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5688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5688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5688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5688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57881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string" calcext:value-type="string">
            <text:p>28057881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string" calcext:value-type="string">
            <text:p>2806010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010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010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010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010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010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010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010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128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128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128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128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128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128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128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128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128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128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129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129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129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138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281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281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281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3738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string" calcext:value-type="string">
            <text:p>28063738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string" calcext:value-type="string">
            <text:p>28063738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string" calcext:value-type="string">
            <text:p>28063738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string" calcext:value-type="string">
            <text:p>2806419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419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419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419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419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42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42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42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42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42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42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42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42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42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42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42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42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42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42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42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42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42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420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421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421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421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421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421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421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437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4846</text:p>
          </table:table-cell>
          <table:table-cell office:value-type="float" office:value="2735" calcext:value-type="float">
            <text:p>2735</text:p>
          </table:table-cell>
        </table:table-row>
        <table:table-row table:style-name="ro1">
          <table:table-cell office:value-type="string" calcext:value-type="string">
            <text:p>28064846</text:p>
          </table:table-cell>
          <table:table-cell office:value-type="float" office:value="2735" calcext:value-type="float">
            <text:p>2735</text:p>
          </table:table-cell>
        </table:table-row>
        <table:table-row table:style-name="ro1">
          <table:table-cell office:value-type="string" calcext:value-type="string">
            <text:p>28064846</text:p>
          </table:table-cell>
          <table:table-cell office:value-type="float" office:value="2735" calcext:value-type="float">
            <text:p>2735</text:p>
          </table:table-cell>
        </table:table-row>
        <table:table-row table:style-name="ro1">
          <table:table-cell office:value-type="string" calcext:value-type="string">
            <text:p>2806574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575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575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575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575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575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575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575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575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575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575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576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576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576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576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576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576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576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576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578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3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3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3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3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3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3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3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3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3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3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3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3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3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3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3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3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3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3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3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3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3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3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3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3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3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3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2806734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4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4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4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4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4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4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4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5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5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5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7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7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7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37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4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4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4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4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4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4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4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4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4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4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4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4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4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4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40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43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43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43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43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43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43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43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43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43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43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43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43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707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28067707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28067707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28067707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28067707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28067707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2806785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85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85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785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26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26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26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26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26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27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27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27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27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27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27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27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27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3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3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30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31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31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31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31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31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31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31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31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31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31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31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31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31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31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31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31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31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31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31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69418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office:value-type="string" calcext:value-type="string">
            <text:p>28069418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office:value-type="string" calcext:value-type="string">
            <text:p>2807010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010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010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010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010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010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010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010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010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010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010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084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085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085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085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085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085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085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087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087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087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087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087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087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088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088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088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088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088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088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088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089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0901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28070901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28070901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28070901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28070901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28070901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28070901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2807213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213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215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215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215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215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2168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28072168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string" calcext:value-type="string">
            <text:p>28072272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28072272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2807307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2807307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2807307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2807314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314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314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314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315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315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315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315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315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315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315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315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315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315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315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315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315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315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317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327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327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327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407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407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407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407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407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407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407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407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407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4086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string" calcext:value-type="string">
            <text:p>28074086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string" calcext:value-type="string">
            <text:p>28074086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string" calcext:value-type="string">
            <text:p>2807413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413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413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563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563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563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563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563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563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563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563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563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563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28075637</text:p>
          </table:table-cell>
          <table:table-cell office:value-type="float" office:value="3000" calcext:value-type="float">
            <text:p>3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31T00:06:54.377560377</dc:date>
    <meta:editing-duration>PT11M45S</meta:editing-duration>
    <meta:editing-cycles>2</meta:editing-cycles>
    <meta:generator>LibreOffice/6.0.7.3$Linux_X86_64 LibreOffice_project/00m0$Build-3</meta:generator>
    <meta:document-statistic meta:table-count="1" meta:cell-count="2998" meta:object-count="0"/>
  </office:meta>
</office:document-meta>
</file>